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master-page-name="">
      <style:table-properties style:width="7.1in" style:page-number="auto" fo:break-before="auto" fo:break-after="auto" table:align="left" fo:keep-with-next="auto"/>
    </style:style>
    <style:style style:name="Table1.A" style:family="table-column">
      <style:table-column-properties style:column-width="1.3785in"/>
    </style:style>
    <style:style style:name="Table1.B" style:family="table-column">
      <style:table-column-properties style:column-width="2.7479in"/>
    </style:style>
    <style:style style:name="Table1.C" style:family="table-column">
      <style:table-column-properties style:column-width="2.9736in"/>
    </style:style>
    <style:style style:name="Table1.A1" style:family="table-cell">
      <style:table-cell-properties style:vertical-align="middle" fo:padding-left="0.125in" fo:padding-right="0.125in" fo:padding-top="0.0833in" fo:padding-bottom="0.0833in" fo:border="0.05pt solid #000000"/>
    </style:style>
    <style:style style:name="P1" style:family="paragraph" style:parent-style-name="Text_20_body"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2" style:family="paragraph" style:parent-style-name="Heading_20_2" style:master-page-name="">
      <style:paragraph-properties fo:margin-left="0in" fo:margin-right="0in" fo:margin-top="0in" fo:margin-bottom="0.0835in" style:contextual-spacing="false" fo:line-height="114%" fo:orphans="2" fo:widows="2" fo:text-indent="0in" style:auto-text-indent="false" style:page-number="auto" fo:break-before="auto" fo:break-after="auto" fo:padding="0in" fo:border="none" fo:keep-with-next="auto"/>
      <style:text-properties fo:color="#1b1c1d" loext:opacity="100%" style:font-name="Google Sans"/>
    </style:style>
    <style:style style:name="P3" style:family="paragraph" style:parent-style-name="Text_20_body" style:list-style-name="L1"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4" style:family="paragraph" style:parent-style-name="Text_20_body" style:list-style-name="L2"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5" style:family="paragraph" style:parent-style-name="Text_20_body" style:list-style-name="L3" style:master-page-name="">
      <style:paragraph-properties fo:margin-left="0in" fo:margin-right="0in" fo:margin-top="0in" fo:margin-bottom="0in" style:contextual-spacing="false" fo:line-height="114%" fo:orphans="2" fo:widows="2" fo:text-indent="0in" style:auto-text-indent="false" style:page-number="auto" fo:break-before="auto" fo:break-after="auto" fo:padding="0in" fo:border="none" fo:keep-with-next="auto"/>
    </style:style>
    <style:style style:name="P6" style:family="paragraph" style:parent-style-name="Table_20_Contents">
      <style:paragraph-properties fo:margin-left="0in" fo:margin-right="0in" fo:margin-top="0in" fo:margin-bottom="0in" style:contextual-spacing="false" fo:line-height="114%" fo:orphans="2" fo:widows="2" fo:text-indent="0in" style:auto-text-indent="false" fo:keep-with-next="auto"/>
      <style:text-properties fo:color="#1b1c1d" loext:opacity="100%" style:font-name="Google Sans Text"/>
    </style:style>
    <style:style style:name="P7" style:family="paragraph" style:parent-style-name="Table_20_Contents">
      <style:paragraph-properties fo:margin-left="0in" fo:margin-right="0in" fo:margin-top="0in" fo:margin-bottom="0in" style:contextual-spacing="false" fo:line-height="114%" fo:orphans="2" fo:widows="2" fo:text-indent="0in" style:auto-text-indent="false" fo:keep-with-next="auto"/>
    </style:style>
    <style:style style:name="P8" style:family="paragraph" style:parent-style-name="Table_20_Contents">
      <style:paragraph-properties fo:margin-left="0in" fo:margin-right="0in" fo:margin-top="0in" fo:margin-bottom="0in" style:contextual-spacing="false" fo:line-height="114%" fo:orphans="2" fo:widows="2" fo:text-indent="0in" style:auto-text-indent="false" fo:keep-with-next="auto"/>
      <style:text-properties fo:color="#1b1c1d" loext:opacity="100%" style:font-name="Google Sans Text" fo:font-weight="bold" loext:padding="0in" loext:border="none"/>
    </style:style>
    <style:style style:name="P9" style:family="paragraph" style:parent-style-name="Table_20_Contents">
      <style:paragraph-properties fo:margin-left="0in" fo:margin-right="0in" fo:margin-top="0in" fo:margin-bottom="0in" style:contextual-spacing="false" fo:line-height="114%" fo:orphans="2" fo:widows="2" fo:keep-with-next="auto"/>
      <style:text-properties fo:color="#1b1c1d" loext:opacity="100%" style:font-name="Google Sans Text"/>
    </style:style>
    <style:style style:name="T1" style:family="text">
      <style:text-properties fo:color="#1b1c1d" loext:opacity="100%" style:font-name="Google Sans Text"/>
    </style:style>
    <style:style style:name="T2" style:family="text">
      <style:text-properties fo:color="#575b5f" loext:opacity="100%" style:font-name="Google Sans Text" fo:font-weight="bold" loext:padding="0in" loext:border="none"/>
    </style:style>
    <style:style style:name="T3" style:family="text">
      <style:text-properties fo:color="#1b1c1d" loext:opacity="100%" style:font-name="Google Sans Text" fo:font-weight="bold" loext:padding="0in" loext:border="none"/>
    </style:style>
    <style:style style:name="T4" style:family="text">
      <style:text-properties fo:color="#575b5f" loext:opacity="100%" style:font-name="Google Sans Text" loext:padding="0in" loext:border="none"/>
    </style:style>
    <style:style style:name="T5" style:family="text">
      <style:text-properties fo:font-weight="bold" loext:padding="0in" loext:border="none"/>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hat's a great question! While </text:span><text:span text:style-name="Source_20_Text"><text:span text:style-name="T2">pymssql</text:span></text:span><text:span text:style-name="T1"> is another Python library for connecting to MS SQL Server, many developers prefer </text:span><text:span text:style-name="Source_20_Text"><text:span text:style-name="T2">pyodbc</text:span></text:span><text:span text:style-name="T1"> today.</text:span></text:p>
      <text:section text:style-name="Sect1" text:name="model-response-message-contentr_804c3abe3a2f7d8e">
        <text:p text:style-name="P1"><text:span text:style-name="T1">The primary reasons for this preference and why you might choose </text:span><text:span text:style-name="Source_20_Text"><text:span text:style-name="T2">pyodbc</text:span></text:span><text:span text:style-name="T1"> over </text:span><text:span text:style-name="Source_20_Text"><text:span text:style-name="T2">pymssql</text:span></text:span><text:span text:style-name="T1"> are:</text:span></text:p>
        <text:p text:style-name="Horizontal_20_Line"/>
        <text:h text:style-name="P2" text:outline-level="2">1. Dependency on External Libraries</text:h>
        <text:list text:style-name="L1">
          <text:list-item>
            <text:p text:style-name="P3"><text:span text:style-name="Source_20_Text"><text:span text:style-name="T2">pyodbc</text:span></text:span><text:span text:style-name="T1">: Relies on the </text:span><text:span text:style-name="T3">standard, platform-native ODBC Driver</text:span><text:span text:style-name="T1"> (Open Database Connectivity). Since Microsoft and various Linux vendors maintain robust, official ODBC drivers for SQL Server, </text:span><text:span text:style-name="Source_20_Text"><text:span text:style-name="T4">pyodbc</text:span></text:span><text:span text:style-name="T1"> is often seen as a more stable and officially supported approach.</text:span></text:p>
          </text:list-item>
          <text:list-item>
            <text:p text:style-name="P3"><text:span text:style-name="Source_20_Text"><text:span text:style-name="T2">pymssql</text:span></text:span><text:span text:style-name="T1">: Relies on </text:span><text:span text:style-name="T3">FreeTDS</text:span><text:span text:style-name="T1"> (an implementation of the Tabular Data Stream protocol) to communicate with SQL Server. Installing and configuring FreeTDS can sometimes be more challenging or less straightforward than using the native ODBC driver, especially across different operating systems.</text:span></text:p>
          </text:list-item>
        </text:list>
        <text:p text:style-name="Horizontal_20_Line"/>
        <text:h text:style-name="P2" text:outline-level="2">2. Broader Compatibility and Protocol Support</text:h>
        <text:list text:style-name="L2">
          <text:list-item>
            <text:p text:style-name="P4"><text:span text:style-name="Source_20_Text"><text:span text:style-name="T2">pyodbc</text:span></text:span><text:span text:style-name="T1">: Because it uses the latest ODBC drivers, it can often support newer SQL Server features, newer authentication methods (like </text:span><text:span text:style-name="T3">Azure AD Authentication</text:span><text:span text:style-name="T1">), and newer TDS protocols more quickly and reliably.</text:span></text:p>
          </text:list-item>
          <text:list-item>
            <text:p text:style-name="P4"><text:span text:style-name="Source_20_Text"><text:span text:style-name="T2">pymssql</text:span></text:span><text:span text:style-name="T1">: While generally functional, it has sometimes lagged in supporting the latest SQL Server versions or modern authentication features due to its reliance on the community-driven FreeTDS.</text:span></text:p>
          </text:list-item>
        </text:list>
        <text:p text:style-name="Horizontal_20_Line"/>
        <text:h text:style-name="P2" text:outline-level="2">3. Maintenance and Development</text:h>
        <text:list text:style-name="L3">
          <text:list-item>
            <text:p text:style-name="P5"><text:span text:style-name="Source_20_Text"><text:span text:style-name="T2">pyodbc</text:span></text:span><text:span text:style-name="T1"> has seen </text:span><text:span text:style-name="T3">consistent, active maintenance</text:span><text:span text:style-name="T1"> and development, often keeping pace with changes in SQL Server and Python environments.</text:span></text:p>
          </text:list-item>
          <text:list-item>
            <text:p text:style-name="P5"><text:span text:style-name="Source_20_Text"><text:span text:style-name="T2">pymssql</text:span></text:span><text:span text:style-name="T1"> maintenance has been </text:span><text:span text:style-name="T3">less consistent</text:span><text:span text:style-name="T1"> over the years. Although it has seen recent updates, its development cycles have historically been more sporadic than </text:span><text:span text:style-name="Source_20_Text"><text:span text:style-name="T4">pyodbc</text:span></text:span><text:span text:style-name="T1">'s, leading to concerns about long-term support for enterprise environments.</text:span></text:p>
          </text:list-item>
        </text:list>
        <text:p text:style-name="Horizontal_20_Line"/>
        <text:h text:style-name="P2" text:outline-level="2">Summary Table</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6">Feature</text:p>
              </table:table-cell>
              <table:table-cell table:style-name="Table1.A1" office:value-type="string">
                <text:p text:style-name="P7"><text:span text:style-name="Source_20_Text"><text:span text:style-name="T4">pyodbc</text:span></text:span><text:span text:style-name="T1"> (Recommended)</text:span></text:p>
              </table:table-cell>
              <table:table-cell table:style-name="Table1.A1" office:value-type="string">
                <text:p text:style-name="P7"><text:span text:style-name="Source_20_Text"><text:span text:style-name="T4">pymssql</text:span></text:span><text:span text:style-name="T1"> (Alternative)</text:span></text:p>
              </table:table-cell>
            </table:table-row>
          </table:table-header-rows>
          <table:table-row>
            <table:table-cell table:style-name="Table1.A1" office:value-type="string">
              <text:p text:style-name="P8">Underlying Tech</text:p>
            </table:table-cell>
            <table:table-cell table:style-name="Table1.A1" office:value-type="string">
              <text:p text:style-name="P6"><text:span text:style-name="T5">ODBC Driver</text:span> (Microsoft-maintained)</text:p>
            </table:table-cell>
            <table:table-cell table:style-name="Table1.A1" office:value-type="string">
              <text:p text:style-name="P6"><text:span text:style-name="T5">FreeTDS</text:span> (Community-maintained)</text:p>
            </table:table-cell>
          </table:table-row>
          <table:table-row>
            <table:table-cell table:style-name="Table1.A1" office:value-type="string">
              <text:p text:style-name="P8">Installation</text:p>
            </table:table-cell>
            <table:table-cell table:style-name="Table1.A1" office:value-type="string">
              <text:p text:style-name="P6">Requires installing a separate ODBC driver.</text:p>
            </table:table-cell>
            <table:table-cell table:style-name="Table1.A1" office:value-type="string">
              <text:p text:style-name="P6">Requires installing FreeTDS (which can sometimes be complex).</text:p>
            </table:table-cell>
          </table:table-row>
          <table:table-row>
            <table:table-cell table:style-name="Table1.A1" office:value-type="string">
              <text:p text:style-name="P8">Protocol Support</text:p>
            </table:table-cell>
            <table:table-cell table:style-name="Table1.A1" office:value-type="string">
              <text:p text:style-name="P6">Excellent, supports newer features/versions.</text:p>
            </table:table-cell>
            <table:table-cell table:style-name="Table1.A1" office:value-type="string">
              <text:p text:style-name="P6">Good, but can sometimes lag behind.</text:p>
            </table:table-cell>
          </table:table-row>
          <text:soft-page-break/>
          <table:table-row>
            <table:table-cell table:style-name="Table1.A1" office:value-type="string">
              <text:p text:style-name="P8">Authentication</text:p>
            </table:table-cell>
            <table:table-cell table:style-name="Table1.A1" office:value-type="string">
              <text:p text:style-name="P6">Better support for <text:span text:style-name="T5">Windows Authentication</text:span> and Azure AD.</text:p>
            </table:table-cell>
            <table:table-cell table:style-name="Table1.A1" office:value-type="string">
              <text:p text:style-name="P6">Mostly relies on SQL Server authentication.</text:p>
            </table:table-cell>
          </table:table-row>
          <table:table-row>
            <table:table-cell table:style-name="Table1.A1" office:value-type="string">
              <text:p text:style-name="P8">Stability/Enterprise</text:p>
            </table:table-cell>
            <table:table-cell table:style-name="Table1.A1" office:value-type="string">
              <text:p text:style-name="P6">Generally considered the <text:span text:style-name="T5">more robust and official solution</text:span>.</text:p>
            </table:table-cell>
            <table:table-cell table:style-name="Table1.A1" office:value-type="string">
              <text:p text:style-name="P9">A good alternative, but often second choice for large enterprises.</text:p>
            </table:table-cell>
          </table:table-row>
        </table:table>
        <text:p text:style-name="P1"><text:span text:style-name="T1">In short, for connecting to MS SQL Server from Python, </text:span><text:span text:style-name="Source_20_Text"><text:span text:style-name="T2">pyodbc</text:span></text:span><text:span text:style-name="T1"> is the current </text:span><text:span text:style-name="T3">industry standard</text:span><text:span text:style-name="T1"> due to its use of the robust, officially-supported </text:span><text:span text:style-name="T3">ODBC drivers</text:span><text:span text:style-name="T1"> and its more active maintenance.</text:span></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Standard"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Standard"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Standard"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Standard"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Standard"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Standard"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Standard"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Standard" style:default-outline-level="9"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Standard" style:default-outline-level="10"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as-char" svg:y="0in" fo:margin-left="0in" fo:margin-right="0in" style:wrap="parallel" style:number-wrapped-paragraphs="no-limit" style:wrap-contour="false" style:vertical-pos="top" style:vertical-rel="base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7.0992in" style:type="right"/>
        </style:tab-stops>
      </style:paragraph-properties>
    </style:style>
    <style:style style:name="MP2" style:family="paragraph" style:parent-style-name="Footer">
      <style:paragraph-properties fo:text-align="center" style:justify-single-word="false"/>
      <style:text-properties officeooo:rsid="00017cad" officeooo:paragraph-rsid="00017cad"/>
    </style:style>
    <style:style style:name="MT1" style:family="text">
      <style:text-properties fo:font-weight="bold" style:font-weight-asian="bold" style:font-weight-complex="bold"/>
    </style:style>
    <style:page-layout style:name="Mpm1">
      <style:page-layout-properties fo:page-width="8.5in" fo:page-height="11in" style:num-format="1" style:print-orientation="portrait" fo:margin-top="0.5in" fo:margin-bottom="0.25in" fo:margin-left="0.7in" fo:margin-right="0.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none" fo:padding-top="0in" fo:padding-bottom="0.1in" fo:padding-left="0in" fo:padding-right="0in" fo:background-color="transparent" style:dynamic-spacing="false" draw:fill="none" draw:fill-color="#729fcf"/>
      </style:header-style>
      <style:footer-style>
        <style:header-footer-properties fo:min-height="0in" fo:margin-left="0in" fo:margin-right="0in" fo:margin-top="0.1965in"/>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text:span text:style-name="MT1"><text:file-name text:display="name"/></text:span><text:tab/><text:modification-date style:data-style-name="N37">09/17/25</text:modification-date></text:p>
      </style:header>
      <style:footer>
        <text:p text:style-name="MP2">Page <text:page-number text:select-page="current">2</text:page-number><text:s text:c="2"/>of <text:page-count>2</text:page-count><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7T09:59:12.088682900</meta:creation-date>
    <meta:editing-duration>PT1M5S</meta:editing-duration>
    <meta:editing-cycles>2</meta:editing-cycles>
    <meta:generator>LibreOffice/25.2.5.2$Windows_X86_64 LibreOffice_project/03d19516eb2e1dd5d4ccd751a0d6f35f35e08022</meta:generator>
    <dc:date>2025-09-17T10:00:17.504040800</dc:date>
    <meta:document-statistic meta:table-count="1" meta:image-count="0" meta:object-count="0" meta:page-count="2" meta:paragraph-count="33" meta:word-count="355" meta:character-count="2479" meta:non-whitespace-character-count="2159"/>
  </office:meta>
</office:document-meta>
</file>